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50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oodness of God <text:span text:style-name="T4">(Bethel Music)</text:span></text:p>
      <text:p text:style-name="P1">===================<text:span text:style-name="T4">===============</text:span></text:p>
      <text:p text:style-name="Preformatted_20_Text"/>
      <text:p text:style-name="Preformatted_20_Text">Capo 1 <text:s text:c="56"/><text:span text:style-name="T4">(for Vivian)</text:span></text:p>
      <text:p text:style-name="Preformatted_20_Text"/>
      <text:p text:style-name="P1"><text:span text:style-name="T4">[ </text:span>Chords <text:span text:style-name="T4">]</text:span></text:p>
      <text:p text:style-name="Preformatted_20_Text"/>
      <text:p text:style-name="P2"><text:s text:c="2"/><text:span text:style-name="T3">G <text:s text:c="12"/>Gsus4 <text:s text:c="8"/>Cadd9 <text:s text:c="8"/>D/F# <text:s text:c="9"/>Em7 <text:s text:c="10"/>G/B</text:span> <text:s text:c="13"/></text:p>
      <text:p text:style-name="P2"><text:s text:c="2"/>=========== <text:s text:c="2"/>=========== <text:s text:c="2"/>=========== <text:s text:c="2"/>=========== <text:s text:c="2"/>=========== <text:s text:c="2"/>===========</text:p>
      <text:p text:style-name="P2"><text:s text:c="2"/>| | | | | | <text:s text:c="2"/>| | | | | | <text:s text:c="2"/>| | | | | | <text:s text:c="2"/>| | | | | | <text:s text:c="2"/>| | | | | | <text:s text:c="2"/>| | | | | |</text:p>
      <text:p text:style-name="P2"><text:s text:c="2"/>| O | | | | <text:s text:c="2"/>| | | | | | <text:s text:c="2"/>| | O | | | <text:s text:c="2"/>O | | O | | <text:s text:c="2"/>| O O | | | <text:s text:c="2"/>| O | | | |</text:p>
      <text:p text:style-name="P2"><text:s text:c="2"/>O | | | O O <text:s text:c="2"/>X O | | O O <text:s text:c="2"/>| O | | O O <text:s text:c="2"/>| | | | O O <text:s text:c="2"/>| | | | O O <text:s text:c="2"/>| | | | O O</text:p>
      <text:p text:style-name="P2"><text:s text:c="2"/>| | | | | | <text:s text:c="2"/>| | | | | | <text:s text:c="2"/>| | | | | | <text:s text:c="2"/>| | | | | | <text:s text:c="2"/>| | | | | | <text:s text:c="2"/>| | | | | |</text:p>
      <text:p text:style-name="Preformatted_20_Text"/>
      <text:p text:style-name="Preformatted_20_Text"/>
      <text:p text:style-name="P1">[ Intro ]</text:p>
      <text:p text:style-name="Preformatted_20_Text"/>
      <text:p text:style-name="P3">G <text:s text:c="2"/>Gsus4 <text:s text:c="2"/>G <text:s/>Gsus4</text:p>
      <text:p text:style-name="Preformatted_20_Text"/>
      <text:p text:style-name="P1">[ Verse 1 ]</text:p>
      <text:p text:style-name="P2"><text:s text:c="12"/><text:span text:style-name="T3">G <text:s text:c="13"/>Cadd9 <text:s text:c="6"/>G</text:span></text:p>
      <text:p text:style-name="Preformatted_20_Text">I love you, Lord, for your mercy never fails me</text:p>
      <text:p text:style-name="P3">D/F# <text:s text:c="2"/>Em7 <text:s text:c="12"/>Cadd9 <text:s text:c="7"/>D/F#</text:p>
      <text:p text:style-name="Preformatted_20_Text">All my days, I’ve been held in your hands</text:p>
      <text:p text:style-name="Preformatted_20_Text"><text:s text:c="23"/><text:span text:style-name="T2">Em7 <text:s text:c="4"/>Cadd9</text:span></text:p>
      <text:p text:style-name="Preformatted_20_Text">From the moment that I wake up,</text:p>
      <text:p text:style-name="Preformatted_20_Text"><text:s text:c="15"/><text:span text:style-name="T2">G <text:s/>D/F# Em7</text:span></text:p>
      <text:p text:style-name="Preformatted_20_Text">until I lay my head</text:p>
      <text:p text:style-name="Preformatted_20_Text"><text:s text:c="7"/><text:span text:style-name="T2">Cadd9 <text:s text:c="6"/>D/F# <text:s text:c="7"/>G</text:span></text:p>
      <text:p text:style-name="Preformatted_20_Text">I will sing of the goodness of God</text:p>
      <text:p text:style-name="Preformatted_20_Text"/>
      <text:p text:style-name="Preformatted_20_Text"/>
      <text:p text:style-name="P1">[Chorus]</text:p>
      <text:p text:style-name="P3"/>
      <text:p text:style-name="P3">Cadd9 <text:s text:c="23"/>G</text:p>
      <text:p text:style-name="Preformatted_20_Text"><text:s text:c="3"/>All my life you have been faithful</text:p>
      <text:p text:style-name="P3">Cadd9 <text:s text:c="23"/>G <text:s text:c="5"/>D/F#</text:p>
      <text:p text:style-name="Preformatted_20_Text"><text:s text:c="3"/>All my life you have been so, so good</text:p>
      <text:p text:style-name="P3">Cadd9 <text:s text:c="25"/>G D/F# Em7</text:p>
      <text:p text:style-name="Preformatted_20_Text"><text:s text:c="3"/>With every breath that I am able</text:p>
      <text:p text:style-name="P3"><text:s text:c="7"/>Cadd9 <text:s text:c="6"/>D/F# <text:s text:c="7"/>G</text:p>
      <text:p text:style-name="Preformatted_20_Text">I will sing of the goodness of God</text:p>
      <text:p text:style-name="Preformatted_20_Text"/>
      <text:p text:style-name="Preformatted_20_Text"/>
      <text:p text:style-name="P1">[Verse 2]</text:p>
      <text:p text:style-name="P3"/>
      <text:p text:style-name="P3"><text:s text:c="12"/>G <text:s text:c="15"/>Cadd9 <text:s text:c="13"/>G</text:p>
      <text:p text:style-name="Preformatted_20_Text">I love your voice. <text:s/>You have led me through the fire</text:p>
      <text:p text:style-name="P3"><text:s text:c="3"/>D/F# <text:s text:c="3"/>Em7 <text:s text:c="10"/>Cadd9 <text:s text:c="8"/>D/F#</text:p>
      <text:p text:style-name="Preformatted_20_Text">In darkest night you are close like no other</text:p>
      <text:p text:style-name="P3"><text:s text:c="20"/>Em7 <text:s text:c="5"/>Cadd9</text:p>
      <text:p text:style-name="Preformatted_20_Text">I’ve known you as a father</text:p>
      <text:p text:style-name="P3"><text:s text:c="18"/>G <text:s text:c="2"/>D/F# <text:s/>Em7</text:p>
      <text:p text:style-name="Preformatted_20_Text">I’ve known you as a friend</text:p>
      <text:p text:style-name="P3"><text:s text:c="7"/>Cadd9 <text:s text:c="7"/>D/F# <text:s text:c="7"/>G</text:p>
      <text:p text:style-name="Preformatted_20_Text">I have lived in the goodness of God</text:p>
      <text:p text:style-name="Preformatted_20_Text"/>
      <text:p text:style-name="Preformatted_20_Text"/>
      <text:p text:style-name="P1">[Chorus]</text:p>
      <text:p text:style-name="Preformatted_20_Text"><text:soft-page-break/></text:p>
      <text:p text:style-name="Preformatted_20_Text"/>
      <text:p text:style-name="P1">[Bridge]</text:p>
      <text:p text:style-name="P3"/>
      <text:p text:style-name="P3">G/B <text:s text:c="18"/>Cadd9 <text:s text:c="13"/>D/F# <text:s text:c="9"/>G</text:p>
      <text:p text:style-name="Preformatted_20_Text"><text:s text:c="4"/>Your goodness is running after, It’s running after me</text:p>
      <text:p text:style-name="P3">G/B <text:s text:c="18"/>Cadd9 <text:s text:c="13"/>D/F# <text:s text:c="9"/>G</text:p>
      <text:p text:style-name="Preformatted_20_Text"><text:s text:c="4"/>Your goodness is running after, It’s running after me</text:p>
      <text:p text:style-name="P3"><text:s text:c="8"/>G/B <text:s text:c="19"/>Cadd9</text:p>
      <text:p text:style-name="Preformatted_20_Text">With my life laid down, I’m surrendered now</text:p>
      <text:p text:style-name="P3"><text:s text:c="2"/>D/F# <text:s text:c="9"/>Em7</text:p>
      <text:p text:style-name="Preformatted_20_Text">I give you everything</text:p>
      <text:p text:style-name="P3">G/B <text:s text:c="18"/>Cadd9 <text:s text:c="13"/>D/F# <text:s text:c="9"/>G</text:p>
      <text:p text:style-name="Preformatted_20_Text"><text:s text:c="4"/>Your goodness is running after, It's running after me</text:p>
      <text:p text:style-name="P1"/>
      <text:p text:style-name="P1"/>
      <text:p text:style-name="P1">[ Bridge ]</text:p>
      <text:p text:style-name="P1"/>
      <text:p text:style-name="P1"/>
      <text:p text:style-name="P1">[ Chorus ]</text:p>
      <text:p text:style-name="P1"/>
      <text:p text:style-name="P1"/>
      <text:p text:style-name="P1">[ Ending Chorus ]</text:p>
      <text:p text:style-name="P1"/>
      <text:p text:style-name="P3">Cadd9 <text:s text:c="23"/>G</text:p>
      <text:p text:style-name="Preformatted_20_Text"><text:s text:c="3"/>All my life you have been faithful</text:p>
      <text:p text:style-name="P3">Cadd9 <text:s text:c="23"/>G <text:s text:c="5"/>D/F#</text:p>
      <text:p text:style-name="Preformatted_20_Text"><text:s text:c="3"/>All my life you have been so, so good</text:p>
      <text:p text:style-name="P3">Cadd9 <text:s text:c="25"/>G D/F# Em7</text:p>
      <text:p text:style-name="Preformatted_20_Text"><text:s text:c="3"/>With every breath that I am able</text:p>
      <text:p text:style-name="P3"><text:s text:c="7"/>Cadd9 <text:s text:c="6"/>D/F# <text:s text:c="7"/>Em7</text:p>
      <text:p text:style-name="Preformatted_20_Text">I will sing of the goodness of God</text:p>
      <text:p text:style-name="P3"><text:s text:c="7"/>Cadd9 <text:s text:c="6"/>D/F# <text:s text:c="7"/>Em7</text:p>
      <text:p text:style-name="Preformatted_20_Text">I will sing of the goodness of God</text:p>
      <text:p text:style-name="P3"><text:s text:c="7"/>Cadd9 <text:s text:c="6"/>D/F# <text:s text:c="7"/>G</text:p>
      <text:p text:style-name="Preformatted_20_Text">I will sing of the goodness of God</text:p>
      <text:p text:style-name="Preformatted_20_Text"/>
      <text:p text:style-name="P1">[ Outro ]</text:p>
      <text:p text:style-name="P3"/>
      <text:p text:style-name="P3">G <text:s text:c="3"/>Gsus4 <text:s/>G Gsus4 <text:s/>G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09T10:31:53.992445364</dc:date>
    <meta:editing-duration>PT10M27S</meta:editing-duration>
    <meta:editing-cycles>2</meta:editing-cycles>
    <meta:document-statistic meta:table-count="0" meta:image-count="0" meta:object-count="0" meta:page-count="2" meta:paragraph-count="72" meta:word-count="476" meta:character-count="2689" meta:non-whitespace-character-count="1429"/>
  </office:meta>
</office:document-meta>
</file>